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okeredReliableMyRoleMessageExchangeImpl.invokeReli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rokeredReliableMyRoleMessageExchangeImpl.getAck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redReliableMyRoleMessageExchangeImpl.setTimeout(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rokeredReliableMyRoleMessageExchangeImpl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redReliableMyRoleMessageExchangeImpl.getEndpoin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redReliableMyRoleMessageExchangeImpl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redReliableMyRoleMessageExchangeImpl.setRequest( Message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rokeredReliableMyRoleMessageExchangeImpl.BrokeredReliableMyRoleMessageExchangeImpl( ODEProcess process , List &lt; MyRoleMessageExchange &gt; subscribers , String mexId , MyRoleMessageExchange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